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1479e1" officeooo:paragraph-rsid="001479e1" fo:background-color="#468a1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79e1" officeooo:paragraph-rsid="0015a86a" fo:background-color="#468a1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79e1" officeooo:paragraph-rsid="00172dd9" fo:background-color="#468a1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479e1" officeooo:paragraph-rsid="00173eba" fo:background-color="#468a1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479e1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5a86a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60d22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73eba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8637b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89741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9e1" officeooo:paragraph-rsid="00189741" fo:background-color="#ffffff" style:font-size-asian="12pt" style:font-weight-asian="normal" style:font-size-complex="12pt" style:font-weight-complex="normal"/>
    </style:style>
    <style:style style:name="T1" style:family="text">
      <style:text-properties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color="#c9211e" loext:opacity="100%" officeooo:rsid="001e41cc"/>
    </style:style>
    <style:style style:name="T5" style:family="text">
      <style:text-properties officeooo:rsid="0015a86a"/>
    </style:style>
    <style:style style:name="T6" style:family="text">
      <style:text-properties fo:color="#000000" loext:opacity="100%"/>
    </style:style>
    <style:style style:name="T7" style:family="text">
      <style:text-properties fo:color="#ff0000" loext:opacity="100%"/>
    </style:style>
    <style:style style:name="T8" style:family="text">
      <style:text-properties officeooo:rsid="00172dd9"/>
    </style:style>
    <style:style style:name="T9" style:family="text">
      <style:text-properties officeooo:rsid="00173eba"/>
    </style:style>
    <style:style style:name="T10" style:family="text">
      <style:text-properties officeooo:rsid="001e4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<text:span text:style-name="T5">(Controller)</text:span><text:line-break/><text:line-break/><text:span text:style-name="T1">/var/www/html/devmunitech/uat_website/application/controllers/</text:span><text:span text:style-name="T3">Home.php</text:span><text:span text:style-name="T1"><text:line-break/>/var/www/html/devmunitech/uat_website/application/controllers/</text:span><text:span text:style-name="T3">PersonalLoanController.php</text:span></text:p>
      <text:p text:style-name="P5">/var/www/html/devmunitech/uat_website/application/controllers/<text:span text:style-name="T2">RepayLoanController.php</text:span><text:line-break/>/var/www/html/devmunitech/uat_website/application/controllers/<text:span text:style-name="T2">ApplyNow.php</text:span></text:p>
      <text:p text:style-name="P5"/>
      <text:p text:style-name="P2">Website<text:span text:style-name="T5">(Views)<text:line-break/></text:span></text:p>
      <text:p text:style-name="P6">/var/www/html/devmunitech/uat_website/application/views/<text:span text:style-name="T2">customer_details.php</text:span></text:p>
      <text:p text:style-name="P6">/var/www/html/devmunitech/uat_website/application/views/<text:span text:style-name="T2">careers.php</text:span></text:p>
      <text:p text:style-name="P6">/var/www/html/devmunitech/uat_website/application/views/<text:span text:style-name="T2">contact.php</text:span></text:p>
      <text:p text:style-name="P6">/var/www/html/devmunitech/uat_website/application/views/<text:span text:style-name="T2">upload_docs.php</text:span></text:p>
      <text:p text:style-name="P6">/var/www/html/devmunitech/uat_website/application/views/<text:span text:style-name="T2">verify.php</text:span></text:p>
      <text:p text:style-name="P7"><text:span text:style-name="T6">/var/www/html/devmunitech/uat_website/application/views/common_front/</text:span><text:span text:style-name="T2">new_header.php</text:span></text:p>
      <text:p text:style-name="P7"><text:span text:style-name="T6">/var/www/html/devmunitech/uat_website/application/views/common_front/</text:span><text:span text:style-name="T2">header.php</text:span></text:p>
      <text:p text:style-name="P7"/>
      <text:p text:style-name="P3"><text:span text:style-name="T8">API</text:span><text:span text:style-name="T5">(</text:span><text:span text:style-name="T8">Model</text:span><text:span text:style-name="T5">)</text:span></text:p>
      <text:p text:style-name="P7">/var/www/html/devmunitech/api/application/models/<text:span text:style-name="T7">MasterModel.php</text:span></text:p>
      <text:p text:style-name="P7"/>
      <text:p text:style-name="P4"><text:span text:style-name="T8">API</text:span><text:span text:style-name="T5">(</text:span><text:span text:style-name="T9">Controller</text:span><text:span text:style-name="T5">)</text:span></text:p>
      <text:p text:style-name="P4"/>
      <text:p text:style-name="P8">/var/www/html/devmunitech/api/application/controllers/Api/ANDROIDAPP/<text:span text:style-name="T7">Android1Controller.php</text:span></text:p>
      <text:p text:style-name="P9">/var/www/html/devmunitech/api/application/controllers/Api/ANDROIDAPP/<text:span text:style-name="T7">MasterController.php</text:span></text:p>
      <text:p text:style-name="P9">/var/www/html/devmunitech/api/application/controllers/Api/CollectionApp/<text:span text:style-name="T7">CollectionController.php</text:span></text:p>
      <text:p text:style-name="P9">/var/www/html/devmunitech/api/application/controllers/Api/IOSAPP/<text:span text:style-name="T7">IOSQDE1Controller.php</text:span></text:p>
      <text:p text:style-name="P9">/var/www/html/devmunitech/api/application/controllers/Api/<text:span text:style-name="T7">MasterController.php</text:span></text:p>
      <text:p text:style-name="P9">/var/www/html/devmunitech/api/application/controllers/Api/<text:span text:style-name="T7">TaskApi.php</text:span></text:p>
      <text:p text:style-name="P10">/var/www/html/devmunitech/api/application/controllers/Api/<text:span text:style-name="T7">TaskApiNew.php</text:span></text:p>
      <text:p text:style-name="P10"/>
      <text:p text:style-name="P10"/>
      <text:p text:style-name="P10">/var/www/html/devmunitech/uat_website/public/js/<text:span text:style-name="T4">qde.j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6:01:31.800848734</meta:creation-date>
    <dc:date>2023-05-03T16:42:56.155844379</dc:date>
    <meta:editing-duration>PT30M4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4" meta:character-count="1588" meta:non-whitespace-character-count="1583"/>
  </office:meta>
</office:document-meta>
</file>